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171" officeooo:paragraph-rsid="00070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entreprises susceptible</text:p>
      <text:p text:style-name="P1">Isbergues :</text:p>
      <text:p text:style-name="P1">- Thysen crups</text:p>
      <text:p text:style-name="P1">Linkedin service informatique ;<text:line-break/>Ils n’ont plus les aides des 6000 €</text:p>
      <text:p text:style-name="P1">Indeed, </text:p>
      <text:p text:style-name="P1">60 km en mode de recherche CDD et alternance devellepeur informatique en mot clef,</text:p>
      <text:p text:style-name="P1">C’est un contrat pro,<text:line-break/>Pole emploi demandé pour une aide sur des contrats de professionnalisation .</text:p>
      <text:p text:style-name="P1">Julien transition pro.<text:line-break/>Je suis plus mature .</text:p>
      <text:p text:style-name="P1">Salaire environ: 1231,405 €</text:p>
      <text:p text:style-name="P1">Prix en moyenne T2 450-600 €</text:p>
      <text:p text:style-name="P1">Location Arra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2:05:55.964681757</meta:creation-date>
    <dc:date>2024-06-07T12:17:32.608931765</dc:date>
    <meta:editing-duration>PT1M26S</meta:editing-duration>
    <meta:editing-cycles>1</meta:editing-cycles>
    <meta:document-statistic meta:table-count="0" meta:image-count="0" meta:object-count="0" meta:page-count="1" meta:paragraph-count="11" meta:word-count="72" meta:character-count="428" meta:non-whitespace-character-count="365"/>
    <meta:generator>LibreOffice/7.3.7.2$Linux_X86_64 LibreOffice_project/30$Build-2</meta:generator>
  </office:meta>
</office:document-meta>
</file>